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527125286897569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09164327102896391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5823002153860893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6772342969514009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25741801624767394"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29351866496052346"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208240348260508599"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2376834737710030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61088" text:continue-list="list1208240348260508599"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5924539718458317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4926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6387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5456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4707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5330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
      <text:p text:style-name="P23"/>
      <text:p text:style-name="P23"/>
      <text:p text:style-name="P23"/>
      <text:p text:style-name="P23"/>
      <text:p text:style-name="P10"/>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10715392276528951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4T14:21:34.43</dc:date>
    <dc:creator>James Lombardi</dc:creator>
    <meta:editing-duration>P9DT11H42M47S</meta:editing-duration>
    <meta:editing-cycles>794</meta:editing-cycles>
    <meta:generator>OpenOffice/4.1.2$Win32 OpenOffice.org_project/412m3$Build-9782</meta:generator>
    <meta:document-statistic meta:table-count="0" meta:image-count="4" meta:object-count="0" meta:page-count="90" meta:paragraph-count="2450" meta:word-count="27728" meta:character-count="141516"/>
  </office:meta>
</office:document-meta>
</file>